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Interstate-Light" svg:font-family="Interstate-Light"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officeooo:paragraph-rsid="001bf62e"/>
    </style:style>
    <style:style style:name="P2"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1" fo:font-size="13pt" fo:letter-spacing="normal" fo:font-style="normal" fo:font-weight="bold" officeooo:paragraph-rsid="001bf62e"/>
    </style:style>
    <style:style style:name="P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1bf62e"/>
    </style:style>
    <style:style style:name="P4"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5" style:family="paragraph" style:parent-style-name="Text_20_body">
      <style:paragraph-properties fo:margin-left="0in" fo:margin-right="0in" fo:text-indent="0in" style:auto-text-indent="false"/>
      <style:text-properties officeooo:paragraph-rsid="001bf62e"/>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1bf62e" style:font-size-asian="10pt" style:font-weight-asian="bold" style:font-name-complex="Verdana" style:font-size-complex="10pt" style:font-weight-complex="bold"/>
    </style:style>
    <style:style style:name="P7"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1bf62e" style:font-size-asian="10pt" style:font-weight-asian="bold" style:font-name-complex="Verdana" style:font-size-complex="10pt" style:font-weight-complex="bold"/>
    </style:style>
    <style:style style:name="P8" style:family="paragraph" style:parent-style-name="Text_20_body" style:list-style-name="L1">
      <style:paragraph-properties fo:margin-top="0in" fo:margin-bottom="0in" style:contextual-spacing="false" style:line-height-at-least="0.1665in" fo:padding="0in" fo:border="none"/>
      <style:text-properties fo:font-style="normal" officeooo:rsid="0029a7e3" officeooo:paragraph-rsid="001bf62e" style:font-style-asian="normal" style:font-style-complex="normal"/>
    </style:style>
    <style:style style:name="P9"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1bf62e" style:font-style-asian="normal" style:font-style-complex="normal"/>
    </style:style>
    <style:style style:name="P10"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1bf62e" style:font-size-asian="10pt" style:font-style-asian="normal" style:font-name-complex="Verdana" style:font-size-complex="10pt" style:font-style-complex="normal"/>
    </style:style>
    <style:style style:name="P11" style:family="paragraph" style:parent-style-name="Text_20_body" style:list-style-name="L3">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1bf62e" style:font-size-asian="10pt" style:font-weight-asian="normal" style:font-name-complex="Verdana" style:font-size-complex="10pt" style:font-weight-complex="normal"/>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14"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756610" officeooo:paragraph-rsid="001bf62e" style:font-size-asian="10pt" style:font-name-complex="Verdana" style:font-size-complex="10pt"/>
    </style:style>
    <style:style style:name="P15" style:family="paragraph" style:parent-style-name="Normal_20__28_Web_29_">
      <style:paragraph-properties style:line-height-at-least="0.1465in"/>
      <style:text-properties fo:font-weight="bold" officeooo:rsid="00069878" officeooo:paragraph-rsid="001bf62e" style:font-weight-asian="bold" style:font-weight-complex="bold"/>
    </style:style>
    <style:style style:name="P16" style:family="paragraph" style:parent-style-name="Normal_20__28_Web_29_">
      <style:paragraph-properties style:line-height-at-least="0.1465in"/>
      <style:text-properties officeooo:paragraph-rsid="001bf62e"/>
    </style:style>
    <style:style style:name="P17" style:family="paragraph" style:parent-style-name="Normal_20__28_Web_29_">
      <style:paragraph-properties style:line-height-at-least="0.1465in"/>
      <style:text-properties style:font-name="Verdana" fo:font-size="10pt" fo:font-weight="normal" officeooo:rsid="0068523c" officeooo:paragraph-rsid="001bf62e"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10648de" officeooo:paragraph-rsid="001bf62e"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fo:font-weight="normal" officeooo:rsid="001519de" officeooo:paragraph-rsid="001bf62e" style:font-weight-asian="normal" style:font-weight-complex="normal"/>
    </style:style>
    <style:style style:name="P20" style:family="paragraph" style:parent-style-name="Normal_20__28_Web_29_">
      <style:paragraph-properties style:line-height-at-least="0.1465in" fo:break-before="page"/>
      <style:text-properties style:font-name="Verdana" fo:font-size="10pt" fo:font-weight="normal" officeooo:rsid="0062bdb8" officeooo:paragraph-rsid="001bf62e" style:font-size-asian="10pt" style:font-weight-asian="normal" style:font-name-complex="Verdana" style:font-size-complex="10pt" style:font-weight-complex="normal"/>
    </style:style>
    <style:style style:name="P21" style:family="paragraph" style:parent-style-name="body">
      <style:text-properties fo:font-size="10pt" officeooo:paragraph-rsid="001bf62e" style:font-size-asian="10pt" style:font-size-complex="10pt"/>
    </style:style>
    <style:style style:name="P22"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1bf62e" style:font-size-asian="8pt"/>
    </style:style>
    <style:style style:name="T1" style:family="text">
      <style:text-properties style:text-position="0% 100%"/>
    </style:style>
    <style:style style:name="T2" style:family="text">
      <style:text-properties style:text-position="0% 100%" officeooo:rsid="00266966"/>
    </style:style>
    <style:style style:name="T3" style:family="text">
      <style:text-properties officeooo:rsid="000c532e"/>
    </style:style>
    <style:style style:name="T4" style:family="text">
      <style:text-properties officeooo:rsid="00069878"/>
    </style:style>
    <style:style style:name="T5" style:family="text">
      <style:text-properties style:font-name="Verdana" style:font-name-complex="Verdana"/>
    </style:style>
    <style:style style:name="T6" style:family="text">
      <style:text-properties style:font-name="Verdana" officeooo:rsid="00069878" style:font-name-complex="Verdana"/>
    </style:style>
    <style:style style:name="T7" style:family="text">
      <style:text-properties style:font-name="Verdana" officeooo:rsid="00086dc8" style:font-name-complex="Verdana"/>
    </style:style>
    <style:style style:name="T8" style:family="text">
      <style:text-properties style:font-name="Verdana" fo:font-size="10pt" style:font-size-asian="10pt" style:font-name-complex="Verdana" style:font-size-complex="10pt"/>
    </style:style>
    <style:style style:name="T9" style:family="text">
      <style:text-properties style:font-name="Verdana" fo:font-size="10pt" officeooo:rsid="0057e458" style:font-size-asian="10pt" style:font-name-complex="Verdana" style:font-size-complex="10pt"/>
    </style:style>
    <style:style style:name="T10" style:family="text">
      <style:text-properties style:font-name="Verdana" fo:font-size="10pt" officeooo:rsid="0038f762" style:font-size-asian="10pt" style:font-name-complex="Verdana" style:font-size-complex="10pt"/>
    </style:style>
    <style:style style:name="T11" style:family="text">
      <style:text-properties style:font-name="Verdana" fo:font-size="10pt" fo:font-style="italic" style:font-size-asian="10pt" style:font-style-asian="italic" style:font-name-complex="Verdana" style:font-size-complex="10pt" style:font-style-complex="italic"/>
    </style:style>
    <style:style style:name="T12"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13"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14"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15"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6"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17"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18"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19" style:family="text">
      <style:text-properties fo:font-variant="normal" fo:text-transform="none" fo:color="#000000" style:font-name="Verdana" fo:font-size="10pt" fo:letter-spacing="normal" fo:font-weight="normal" style:font-size-asian="10pt" style:font-name-complex="Verdana" style:font-size-complex="10pt"/>
    </style:style>
    <style:style style:name="T20"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21"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22"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23"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24"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25" style:family="text">
      <style:text-properties officeooo:rsid="00189878"/>
    </style:style>
    <style:style style:name="T26" style:family="text">
      <style:text-properties style:text-position="super 58%" officeooo:rsid="00189878"/>
    </style:style>
    <style:style style:name="T27"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2">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W</text:span><text:span text:style-name="T1">orkplace</text:span></text:p>
      <text:p text:style-name="P12">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7"><text:span text:style-name="T2">T</text:span><text:span text:style-name="T3">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21"><text:span text:style-name="T4">C</text:span>ritical thinking encompasses the more complex executive functions, such as reasoning, motivation, and judgment – essential skills for success<text:span text:style-name="T4"> in mastering mathematics. Problem solving skills whether mathematical or any field of study </text:span>demands <text:span text:style-name="T4">students or employees </text:span>who can think clearly, precisely, deeply, and accurately while solving problems, making decisions, identifying and answering questions, evaluating, analyzing, and communicating.<text:span text:style-name="T4"> C</text:span><text:span text:style-name="T5">ritical thinking plays a vital role in facilitating </text:span><text:span text:style-name="T6">deep learning and</text:span><text:span text:style-name="T5"> is an essential skill for </text:span><text:span text:style-name="T6">learning to effectively learn mathematics </text:span><text:span text:style-name="T5">or to become a highly effective and skilled employee. <text:s/>As Richard Paul note</text:span><text:span text:style-name="T7">s</text:span><text:span text:style-name="T5">,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15"><text:span text:style-name="T9">C</text:span><text:span text:style-name="T8">ritical Thinking in the Workplace</text:span></text:p>
      <text:p text:style-name="P3"><text:span text:style-name="T12">Too often students are told to analy</text:span><text:span text:style-name="T13">ze</text:span><text:span text:style-name="T12"> a problem and have never been taught a consistent method that can be flexibly applied </text:span><text:span text:style-name="T14">for </text:span><text:span text:style-name="T13">lear</text:span><text:span text:style-name="T12">ning </text:span><text:span text:style-name="T15">mathematics</text:span><text:span text:style-name="T12">. Consider, even </text:span><text:span text:style-name="T16">a curriculum for Root Cause Analysis </text:span><text:span text:style-name="T17">(RCA) an approach use</text:span><text:span text:style-name="T13">d</text:span><text:span text:style-name="T16"> by corporations </text:span><text:span text:style-name="T13">for the analysis of problem situations</text:span><text:span text:style-name="T16">. One popular presentation states: “A critical part of the problem solving process is “An analytical process based on </text:span></text:p>
      <text:list xml:id="list8652962144401592752" text:style-name="L1">
        <text:list-item>
          <text:p text:style-name="P8"><text:span text:style-name="T20">b</text:span><text:span text:style-name="T19">reaking the system down into its components</text:span></text:p>
        </text:list-item>
        <text:list-item>
          <text:p text:style-name="P8"><text:span text:style-name="T19">understanding the effect of each component on other</text:span><text:span text:style-name="T21">s</text:span><text:span text:style-name="T19"> and/or the system”</text:span></text:p>
        </text:list-item>
      </text:list>
      <text:p text:style-name="P10"/>
      <text:p text:style-name="P9"><text:span text:style-name="T19">Sound familiar, </text:span><text:span text:style-name="T21">the same curriculum essentially follows Polya's four steps and later instructs </text:span><text:span text:style-name="T19">employees to understand the problem, break it down, </text:span><text:span text:style-name="T21">and analyze data. Again, the method </text:span><text:span text:style-name="T22">neglects the </text:span><text:span text:style-name="T21">very tools necessary for </text:span><text:span text:style-name="T22">understanding and analyzing situations and </text:span><text:span text:style-name="T21">for consistently thinking about </text:span><text:span text:style-name="T19">how to think in flexible way</text:span><text:span text:style-name="T23">s</text:span><text:span text:style-name="T19"> </text:span><text:span text:style-name="T22">that led to accurate </text:span><text:span text:style-name="T19">problem solving </text:span><text:span text:style-name="T22">or effective learning. To improve thinking the role of metacognition cannot be avoided. </text:span><text:span text:style-name="T19">The Paul and Elder model </text:span><text:span text:style-name="T22">of critical thinking</text:span><text:span text:style-name="T19">, combined with Po</text:span><text:span text:style-name="T23">l</text:span><text:span text:style-name="T19">ya and subsequent research </text:span><text:span text:style-name="T23">findings </text:span><text:span text:style-name="T19">contribute toward addressing the </text:span><text:span text:style-name="T24">how</text:span><text:span text:style-name="T19"> to understand, analyze, and solve” problems. </text:span></text:p>
      <text:p text:style-name="P16"><text:span text:style-name="T8">There is a growing need for workers who can adapt quickly by learning new skills or knowledge and applying those strengths quickly to respond to customer expectations. In the </text:span><text:span text:style-name="T11">Harvard Business Review</text:span><text:span text:style-name="T8">, Justin Menkes stresses the importance of good thinking skills: "Thinking critically is the primary responsibility of any manager, in any organization." Using case studies from business, he argues that critical </text:span><text:span text:style-name="T11">intellectual skills – </text:span><text:span text:style-name="T8">not likeability or charisma – are the difference </text:span><text:soft-page-break/><text:span text:style-name="T8">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16"><text:span text:style-name="T8"><text:s/></text:span><text:span text:style-name="T18">According to Dr. Richard Paul and Dr. Linda Elder, founders of the Foundation for Critical Thinking:</text:span></text:p>
      <text:p text:style-name="P4"><text:span text:style-name="T25"><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4"><text:tab/>A well-cultivated critical thinker:</text:p>
      <text:list xml:id="list6234273333710491927" text:style-name="L3">
        <text:list-item>
          <text:p text:style-name="P11">Raises vital questions and problems, formulating them clearly and precisely;</text:p>
        </text:list-item>
        <text:list-item>
          <text:p text:style-name="P11">Gathers and assesses relevant information, using abstract ideas to interpret it effectively;</text:p>
        </text:list-item>
        <text:list-item>
          <text:p text:style-name="P11">Comes to well-reasoned conclusions and solutions, testing them against relevant criteria and standards;</text:p>
        </text:list-item>
        <text:list-item>
          <text:p text:style-name="P11">Thinks open-mindedly within alternative systems of thought, recognizing and assessing, as need be, their assumptions, implications, and practical consequences; and</text:p>
        </text:list-item>
        <text:list-item>
          <text:p text:style-name="P11">Communicates effectively with others in figuring out solutions to complex problems.”<text:span text:style-name="T26">1</text:span></text:p>
        </text:list-item>
      </text:list>
      <text:p text:style-name="P13"/>
      <text:p text:style-name="P20"/>
      <text:p text:style-name="P17"/>
      <text:p text:style-name="P16"/>
      <text:p text:style-name="P16"><text:s/></text:p>
      <text:p text:style-name="P18"/>
      <text:p text:style-name="P14"><text:span text:style-name="T27"/></text:p>
      <text:p text:style-name="P19"><text:span text:style-name="T10">1.<text:tab/></text:span><text:span text:style-name="T8">Cultivate Intellectual Traits – </text:span><text:span text:style-name="T10">work on students anxiety and attitudes about or related to <text:tab/>math, help them become more autonomous, and realize that with perseverance and <text:tab/>confidence they can be successful.</text:span></text:p>
      <text:p text:style-name="P5"/>
      <text:p text:style-name="P22"/>
      <text:p text:style-name="P1"/>
      <text:p text:style-name="P1"/>
      <text:p text:style-name="P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Interstate-Light" svg:font-family="Interstate-Light"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09:55:19.643000000</meta:creation-date>
    <dc:date>2014-06-05T09:55:51.497000000</dc:date>
    <meta:editing-duration>P0D</meta:editing-duration>
    <meta:editing-cycles>1</meta:editing-cycles>
    <meta:generator>LibreOffice/4.1.4.2$Windows_x86 LibreOffice_project/0a0440ccc0227ad9829de5f46be37cfb6edcf72</meta:generator>
    <meta:document-statistic meta:table-count="0" meta:image-count="0" meta:object-count="0" meta:page-count="3" meta:paragraph-count="21" meta:word-count="865" meta:character-count="5768" meta:non-whitespace-character-count="4911"/>
  </office:meta>
</office:document-meta>
</file>